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e8d0" officeooo:paragraph-rsid="0014e8d0"/>
    </style:style>
    <style:style style:name="P2" style:family="paragraph" style:parent-style-name="Text_20_body">
      <style:text-properties officeooo:rsid="00154519" officeooo:paragraph-rsid="00154519"/>
    </style:style>
    <style:style style:name="P3" style:family="paragraph" style:parent-style-name="Text_20_body">
      <style:text-properties fo:font-size="14pt" fo:font-weight="bold" officeooo:rsid="00154519" officeooo:paragraph-rsid="00154519" style:font-size-asian="14pt" style:font-weight-asian="bold" style:font-size-complex="14pt" style:font-weight-complex="bold"/>
    </style:style>
    <style:style style:name="P4" style:family="paragraph" style:parent-style-name="Text_20_body">
      <style:text-properties fo:font-size="12pt" fo:font-weight="normal" officeooo:rsid="0016c2a0" officeooo:paragraph-rsid="0016c2a0" style:font-size-asian="12pt" style:font-weight-asian="normal" style:font-size-complex="12pt" style:font-weight-complex="normal"/>
    </style:style>
    <style:style style:name="P5" style:family="paragraph" style:parent-style-name="Text_20_body">
      <style:text-properties fo:font-size="12pt" fo:font-weight="normal" officeooo:rsid="0014e8d0" officeooo:paragraph-rsid="001766cd" style:font-size-asian="12pt" style:font-weight-asian="normal" style:font-size-complex="12pt" style:font-weight-complex="normal"/>
    </style:style>
    <style:style style:name="P6" style:family="paragraph" style:parent-style-name="Text_20_body">
      <style:text-properties fo:font-size="12pt" fo:font-weight="normal" officeooo:rsid="00154519" officeooo:paragraph-rsid="0016c2a0" style:font-size-asian="12pt" style:font-weight-asian="normal" style:font-size-complex="12pt" style:font-weight-complex="normal"/>
    </style:style>
    <style:style style:name="P7" style:family="paragraph" style:parent-style-name="Text_20_body">
      <style:text-properties fo:font-size="12pt" fo:font-weight="normal" officeooo:rsid="001766cd" officeooo:paragraph-rsid="001766cd" style:font-size-asian="12pt" style:font-weight-asian="normal" style:font-size-complex="12pt" style:font-weight-complex="normal"/>
    </style:style>
    <style:style style:name="P8" style:family="paragraph" style:parent-style-name="Text_20_body">
      <style:text-properties fo:font-size="12pt" fo:font-weight="normal" officeooo:rsid="00187a6b" officeooo:paragraph-rsid="00187a6b" style:font-size-asian="12pt" style:font-weight-asian="normal" style:font-size-complex="12pt" style:font-weight-complex="normal"/>
    </style:style>
    <style:style style:name="P9" style:family="paragraph" style:parent-style-name="Text_20_body">
      <style:text-properties fo:font-size="12pt" fo:font-weight="normal" officeooo:rsid="00187a6b" officeooo:paragraph-rsid="001986db" style:font-size-asian="12pt" style:font-weight-asian="normal" style:font-size-complex="12pt" style:font-weight-complex="normal"/>
    </style:style>
    <style:style style:name="P10" style:family="paragraph" style:parent-style-name="Text_20_body">
      <style:text-properties fo:font-size="12pt" fo:font-weight="normal" officeooo:rsid="001986db" officeooo:paragraph-rsid="001986db" style:font-size-asian="12pt" style:font-weight-asian="normal" style:font-size-complex="12pt" style:font-weight-complex="normal"/>
    </style:style>
    <style:style style:name="P11" style:family="paragraph" style:parent-style-name="Text_20_body">
      <style:text-properties fo:font-size="12pt" fo:font-weight="normal" officeooo:rsid="001b6e3c" officeooo:paragraph-rsid="001b6e3c" style:font-size-asian="12pt" style:font-weight-asian="normal" style:font-size-complex="12pt" style:font-weight-complex="normal"/>
    </style:style>
    <style:style style:name="P12" style:family="paragraph" style:parent-style-name="Text_20_body">
      <style:text-properties fo:font-size="12pt" fo:font-weight="normal" officeooo:rsid="001c3058" officeooo:paragraph-rsid="001c3058" style:font-size-asian="12pt" style:font-weight-asian="normal" style:font-size-complex="12pt" style:font-weight-complex="normal"/>
    </style:style>
    <style:style style:name="P13" style:family="paragraph" style:parent-style-name="Text_20_body">
      <style:text-properties fo:font-size="12pt" fo:font-weight="normal" officeooo:rsid="001e6559" officeooo:paragraph-rsid="001e6559" style:font-size-asian="12pt" style:font-weight-asian="normal" style:font-size-complex="12pt" style:font-weight-complex="normal"/>
    </style:style>
    <style:style style:name="P14" style:family="paragraph" style:parent-style-name="Text_20_body">
      <style:text-properties officeooo:paragraph-rsid="001e6559"/>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officeooo:paragraph-rsid="00154519"/>
    </style:style>
    <style:style style:name="P17" style:family="paragraph" style:parent-style-name="Preformatted_20_Text">
      <style:paragraph-properties fo:margin-top="0cm" fo:margin-bottom="0.499cm" loext:contextual-spacing="false"/>
      <style:text-properties officeooo:paragraph-rsid="001986db"/>
    </style:style>
    <style:style style:name="P18" style:family="paragraph" style:parent-style-name="Preformatted_20_Text">
      <style:paragraph-properties fo:margin-top="0cm" fo:margin-bottom="0.499cm" loext:contextual-spacing="false"/>
      <style:text-properties fo:font-size="12pt" fo:font-weight="normal" officeooo:rsid="00187a6b" officeooo:paragraph-rsid="001b6e3c" style:font-size-asian="12pt" style:font-weight-asian="normal" style:font-size-complex="12pt" style:font-weight-complex="normal"/>
    </style:style>
    <style:style style:name="P19" style:family="paragraph" style:parent-style-name="Preformatted_20_Text">
      <style:paragraph-properties fo:margin-top="0cm" fo:margin-bottom="0.499cm" loext:contextual-spacing="false"/>
      <style:text-properties fo:font-size="12pt" fo:font-weight="normal" officeooo:rsid="001e6559" officeooo:paragraph-rsid="001e8a18" style:font-size-asian="12pt" style:font-weight-asian="normal" style:font-size-complex="12pt" style:font-weight-complex="normal"/>
    </style:style>
    <style:style style:name="P20" style:family="paragraph" style:parent-style-name="Preformatted_20_Text">
      <style:text-properties officeooo:paragraph-rsid="00154519"/>
    </style:style>
    <style:style style:name="P21" style:family="paragraph" style:parent-style-name="Standard">
      <style:text-properties officeooo:rsid="000feae5" officeooo:paragraph-rsid="0014e8d0"/>
    </style:style>
    <style:style style:name="P22" style:family="paragraph" style:parent-style-name="Standard">
      <style:text-properties officeooo:rsid="00126e99" officeooo:paragraph-rsid="0014e8d0"/>
    </style:style>
    <style:style style:name="P23" style:family="paragraph" style:parent-style-name="Heading_20_4">
      <style:text-properties officeooo:paragraph-rsid="00154519"/>
    </style:style>
    <style:style style:name="P24" style:family="paragraph" style:parent-style-name="Heading_20_4">
      <style:text-properties officeooo:rsid="00154519" officeooo:paragraph-rsid="00154519"/>
    </style:style>
    <style:style style:name="P25" style:family="paragraph" style:parent-style-name="Heading_20_4">
      <style:text-properties fo:font-size="12pt" fo:font-weight="normal" officeooo:rsid="00154519" officeooo:paragraph-rsid="0016c2a0" style:font-size-asian="12pt" style:font-weight-asian="normal" style:font-size-complex="12pt" style:font-weight-complex="normal"/>
    </style:style>
    <style:style style:name="P26" style:family="paragraph" style:parent-style-name="Standard" style:list-style-name="L1">
      <style:text-properties fo:font-weight="bold" officeooo:rsid="0011b0f3" officeooo:paragraph-rsid="0014e8d0" style:font-weight-asian="bold" style:font-weight-complex="bold"/>
    </style:style>
    <style:style style:name="P27" style:family="paragraph" style:parent-style-name="Text_20_body">
      <style:text-properties fo:font-size="12pt" fo:font-weight="normal" officeooo:rsid="00187a6b" officeooo:paragraph-rsid="001766cd" style:font-size-asian="12pt" style:font-weight-asian="normal" style:font-size-complex="12pt" style:font-weight-complex="normal"/>
    </style:style>
    <style:style style:name="P28" style:family="paragraph" style:parent-style-name="Text_20_body">
      <style:text-properties fo:font-size="12pt" fo:font-weight="normal" officeooo:rsid="001e6559" officeooo:paragraph-rsid="001e6559" style:font-size-asian="12pt" style:font-weight-asian="normal" style:font-size-complex="12pt" style:font-weight-complex="normal"/>
    </style:style>
    <style:style style:name="P29" style:family="paragraph" style:parent-style-name="Text_20_body">
      <style:text-properties fo:font-size="12pt" fo:font-weight="normal" officeooo:rsid="001f7f42" officeooo:paragraph-rsid="001f7f42" style:font-size-asian="12pt" style:font-weight-asian="normal" style:font-size-complex="12pt" style:font-weight-complex="normal"/>
    </style:style>
    <style:style style:name="P30" style:family="paragraph" style:parent-style-name="Text_20_body">
      <style:text-properties fo:font-size="12pt" fo:font-weight="normal" officeooo:rsid="001f8385" officeooo:paragraph-rsid="001f8385" style:font-size-asian="12pt" style:font-weight-asian="normal" style:font-size-complex="12pt" style:font-weight-complex="normal"/>
    </style:style>
    <style:style style:name="P31" style:family="paragraph" style:parent-style-name="Text_20_body">
      <style:text-properties fo:font-size="12pt" fo:font-weight="normal" officeooo:rsid="002106bc" officeooo:paragraph-rsid="002106bc" style:font-size-asian="12pt" style:font-weight-asian="normal" style:font-size-complex="12pt" style:font-weight-complex="normal"/>
    </style:style>
    <style:style style:name="P32" style:family="paragraph" style:parent-style-name="Text_20_body">
      <style:text-properties fo:font-size="12pt" fo:font-weight="normal" officeooo:rsid="00218556" officeooo:paragraph-rsid="002276ca" style:font-size-asian="12pt" style:font-weight-asian="normal" style:font-size-complex="12pt" style:font-weight-complex="normal"/>
    </style:style>
    <style:style style:name="P33" style:family="paragraph" style:parent-style-name="Text_20_body">
      <style:text-properties fo:font-size="12pt" fo:font-weight="normal" officeooo:rsid="002276ca" officeooo:paragraph-rsid="002276ca" style:font-size-asian="12pt" style:font-weight-asian="normal" style:font-size-complex="12pt" style:font-weight-complex="normal"/>
    </style:style>
    <style:style style:name="P34" style:family="paragraph" style:parent-style-name="Text_20_body">
      <style:text-properties fo:font-size="12pt" fo:font-weight="normal" officeooo:rsid="00242422" officeooo:paragraph-rsid="00242422" style:font-size-asian="12pt" style:font-weight-asian="normal" style:font-size-complex="12pt" style:font-weight-complex="normal"/>
    </style:style>
    <style:style style:name="P35" style:family="paragraph" style:parent-style-name="Text_20_body">
      <style:text-properties fo:font-size="12pt" fo:font-weight="normal" officeooo:rsid="0025f146" officeooo:paragraph-rsid="0025f146" style:font-size-asian="12pt" style:font-weight-asian="normal" style:font-size-complex="12pt" style:font-weight-complex="normal"/>
    </style:style>
    <style:style style:name="P36" style:family="paragraph" style:parent-style-name="Text_20_body">
      <style:text-properties fo:font-size="12pt" fo:font-weight="normal" officeooo:rsid="00270730" officeooo:paragraph-rsid="00270730" style:font-size-asian="12pt" style:font-weight-asian="normal" style:font-size-complex="12pt" style:font-weight-complex="normal"/>
    </style:style>
    <style:style style:name="P37" style:family="paragraph" style:parent-style-name="Text_20_body">
      <style:text-properties fo:font-weight="normal" officeooo:paragraph-rsid="00154519" style:font-weight-asian="normal" style:font-weight-complex="normal"/>
    </style:style>
    <style:style style:name="P38" style:family="paragraph" style:parent-style-name="Text_20_body">
      <style:text-properties fo:font-weight="bold" officeooo:paragraph-rsid="0014e8d0" style:font-weight-asian="bold" style:font-weight-complex="bold"/>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style:paragraph-properties fo:margin-top="0cm" fo:margin-bottom="0.499cm" loext:contextual-spacing="false"/>
      <style:text-properties fo:font-size="12pt" fo:font-weight="normal" officeooo:rsid="001986db" officeooo:paragraph-rsid="001986db" style:font-size-asian="12pt" style:font-weight-asian="normal" style:font-size-complex="12pt" style:font-weight-complex="normal"/>
    </style:style>
    <style:style style:name="P41" style:family="paragraph" style:parent-style-name="Heading_20_4">
      <style:text-properties fo:font-size="12pt" fo:font-weight="normal" officeooo:rsid="001f7f42" officeooo:paragraph-rsid="001f7f42" style:font-size-asian="12pt" style:font-weight-asian="normal" style:font-size-complex="12pt" style:font-weight-complex="normal"/>
    </style:style>
    <style:style style:name="P42" style:family="paragraph" style:parent-style-name="Heading_20_4">
      <style:text-properties fo:font-weight="normal" officeooo:paragraph-rsid="00154519" style:font-weight-asian="normal" style:font-weight-complex="normal"/>
    </style:style>
    <style:style style:name="T1" style:family="text">
      <style:text-properties officeooo:rsid="0014e8d0"/>
    </style:style>
    <style:style style:name="T2" style:family="text">
      <style:text-properties officeooo:rsid="00154519"/>
    </style:style>
    <style:style style:name="T3" style:family="text">
      <style:text-properties officeooo:rsid="00187a6b"/>
    </style:style>
    <style:style style:name="T4" style:family="text">
      <style:text-properties officeooo:rsid="001986db"/>
    </style:style>
    <style:style style:name="T5" style:family="text">
      <style:text-properties officeooo:rsid="001b6e3c"/>
    </style:style>
    <style:style style:name="T6" style:family="text">
      <style:text-properties fo:color="#8b0000"/>
    </style:style>
    <style:style style:name="T7" style:family="text">
      <style:text-properties officeooo:rsid="001e8a18"/>
    </style:style>
    <style:style style:name="T8" style:family="text">
      <style:text-properties officeooo:rsid="002276ca"/>
    </style:style>
    <style:style style:name="T9" style:family="text">
      <style:text-properties officeooo:rsid="002bc28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a xlink:type="simple" xlink:href="https://github.com/" text:style-name="Internet_20_link" text:visited-style-name="Visited_20_Internet_20_Link">https://github.com/</text:a></text:p>
      <text:p text:style-name="P21"/>
      <text:p text:style-name="P22">client install - https://www.liquidweb.com/kb/install-git-ubuntu-16-04-lts/</text:p>
      <text:p text:style-name="P21"/>
      <text:p text:style-name="P21">user Surendrapatil</text:p>
      <text:p text:style-name="P21"/>
      <text:p text:style-name="P21">pass- Epicomm1</text:p>
      <text:p text:style-name="P21"/>
      <text:p text:style-name="P21">email surendrapatil4690@gmail.com</text:p>
      <text:list xml:id="list6661967970815697973" text:style-name="L1">
        <text:list-header>
          <text:p text:style-name="P26"/>
        </text:list-header>
      </text:list>
      <text:h text:style-name="P23" text:outline-level="4">What's the current directory (present working directory)?</text:h>
      <text:p text:style-name="P16">pwd</text:p>
      <text:h text:style-name="P23" text:outline-level="4">Git Config (Global/User-level) Syntax</text:h>
      <text:p text:style-name="P16">git config --global setting value</text:p>
      <text:h text:style-name="P23" text:outline-level="4">Configure User and Email</text:h>
      <text:p text:style-name="P20">git config --global user.name "Your Name"</text:p>
      <text:p text:style-name="P16">git config --global user.email "you@someplace.com"</text:p>
      <text:h text:style-name="P23" text:outline-level="4"><text:span text:style-name="T9">L</text:span>isting All Global Configuration Settings</text:h>
      <text:p text:style-name="P16">git config --global --list</text:p>
      <text:h text:style-name="P23" text:outline-level="4">Seeing Git's User-based Config file</text:h>
      <text:h text:style-name="P42" text:outline-level="4">cat ~/.gitconfig</text:h>
      <text:p text:style-name="P37"/>
      <text:p text:style-name="P38"><text:span text:style-name="T1">Mkdir Projects for git projects</text:span></text:p>
      <text:p text:style-name="P1"><text:span text:style-name="T9">$ </text:span>git init <text:s/>demoproject (initilised empty git directory<text:span text:style-name="T2">)</text:span></text:p>
      <text:h text:style-name="P24" text:outline-level="4">ls -la</text:h>
      <text:p text:style-name="P2">Output - drwxrwxr-x <text:s/>7 surendrap surendrap 4096 Jan 30 14:34 .git</text:p>
      <text:p text:style-name="P2"/>
      <text:p text:style-name="P3">Adding into existing projects</text:p>
      <text:p text:style-name="P4">cp existing project into main directory <text:span text:style-name="T1">git projects</text:span></text:p>
      <text:p text:style-name="P7"><text:span text:style-name="T3">$ </text:span>cp /home/surendrap/Desktop/Demo-master/ /home/surendrap/gitprojects/</text:p>
      <text:p text:style-name="P27">$ cd Demo-master</text:p>
      <text:p text:style-name="P5"><text:span text:style-name="T3">$ </text:span>git init </text:p>
      <text:h text:style-name="P25" text:outline-level="4"><text:span text:style-name="T3">$ </text:span>ls -la</text:h>
      <text:p text:style-name="P6">Output - drwxrwxr-x <text:s/>7 surendrap surendrap 4096 Jan 30 14:34 .git</text:p>
      <text:p text:style-name="P7"><text:soft-page-break/>create <text:s/>text file </text:p>
      <text:p text:style-name="P8">$ touch READ.md</text:p>
      <text:p text:style-name="P8">$ git status</text:p>
      <text:p text:style-name="P8">output- On branch master</text:p>
      <text:p text:style-name="P8">Untracked files:</text:p>
      <text:p text:style-name="P8"><text:s text:c="2"/>(use "git add &lt;file&gt;..." to include in what will be committed)</text:p>
      <text:p text:style-name="P8"><text:tab/>READ.md</text:p>
      <text:p text:style-name="P8">nothing added to commit but untracked files present (use "git add" to track)</text:p>
      <text:p text:style-name="P8">$ git add READ.md </text:p>
      <text:p text:style-name="P8">$ git status</text:p>
      <text:p text:style-name="P8">On branch master</text:p>
      <text:p text:style-name="P8">Changes to be committed:</text:p>
      <text:p text:style-name="P8"><text:s text:c="2"/>(use "git reset HEAD &lt;file&gt;..." to unstage)</text:p>
      <text:p text:style-name="P8"><text:tab/>new file: <text:s text:c="2"/>READ.md</text:p>
      <text:p text:style-name="P8">Adds the new or newly modified <text:span text:style-name="Emphasis">file-name</text:span> to Git's staging area (index).</text:p>
      <text:p text:style-name="Text_20_body">Git Commit</text:p>
      <text:p text:style-name="P17"><text:span text:style-name="T4">$ </text:span>git commit -am "Awesome commit message"</text:p>
      <text:p text:style-name="Text_20_body">Use the <text:span text:style-name="Emphasis">-a</text:span> parameter with the <text:span text:style-name="Strong_20_Emphasis">git commit</text:span> command to directly commit newly modified tracked files. <text:span text:style-name="T6">Warning:</text:span> Only do this for small changes. Tracked files are files that have been previously added to Git (committed or staged). </text:p>
      <text:p text:style-name="P17"/>
      <text:p text:style-name="P40">$ git status</text:p>
      <text:p text:style-name="P10">On branch master Changes to be committed:</text:p>
      <text:p text:style-name="P10"><text:s text:c="2"/>(use "git reset HEAD &lt;file&gt;..." to unstage)</text:p>
      <text:p text:style-name="P10"><text:s text:c="6"/>new file: <text:s text:c="2"/>READ.md</text:p>
      <text:p text:style-name="P10">$ nano <text:s/><text:span text:style-name="T3">READ.md </text:span>(edited <text:span text:style-name="T5">alreadt existed </text:span>file)</text:p>
      <text:p text:style-name="P9">$ git status</text:p>
      <text:p text:style-name="P9">output- On branch master</text:p>
      <text:p text:style-name="P9">Untracked files:</text:p>
      <text:p text:style-name="P9"><text:s text:c="2"/>(use "git add &lt;file&gt;..." to include in what will be committed)</text:p>
      <text:p text:style-name="P9"><text:tab/>READ.md nothing added to commit but untracked files present (use "git add" to track)</text:p>
      <text:p text:style-name="P18"><text:soft-page-break/><text:span text:style-name="T5">$ </text:span>git commit -m "A really good commit message"</text:p>
      <text:p text:style-name="P10"/>
      <text:p text:style-name="P11">$ git add . (command to add no of modified file in particular git direpository)</text:p>
      <text:p text:style-name="P11"/>
      <text:p text:style-name="P12">after a file mofified &amp; added to staging area using git add command if u want remove it from staging area foloww below command</text:p>
      <text:p text:style-name="P12">$ git reset HEAD filename</text:p>
      <text:p text:style-name="P13">Unstaged changes after reset: M<text:tab/>READ.md</text:p>
      <text:p text:style-name="P14">Following the above command will "unstage" the specified file from Git's staging area (aka index).</text:p>
      <text:p text:style-name="P13">Backout Working Directory Changes</text:p>
      <text:p text:style-name="P13">$ git status</text:p>
      <text:p text:style-name="P13">On branch master ,Changes not staged for commit:</text:p>
      <text:p text:style-name="P13"><text:s text:c="2"/>(use "git add &lt;file&gt;..." to update what will be committed)</text:p>
      <text:p text:style-name="P13"><text:s text:c="2"/>(use "git checkout -- &lt;file&gt;..." to discard changes in working directory)</text:p>
      <text:p text:style-name="P13">modified: <text:s text:c="2"/>READ.md</text:p>
      <text:p text:style-name="P13">no changes added to commit (use "git add" and/or "git commit -a")</text:p>
      <text:p text:style-name="P13">to rever back whatever modified into the read.md file</text:p>
      <text:p text:style-name="P19"><text:span text:style-name="T7">$</text:span>git checkout -- file-name</text:p>
      <text:p text:style-name="P13">Following the above command will back out any changes made to the specified file and replace it with the version last committed in Git</text:p>
      <text:p text:style-name="P29">to check history on repository</text:p>
      <text:p text:style-name="P29">$ git log</text:p>
      <text:p text:style-name="P29">commit 93acdda27b953819ae21fec2aa88ca83281cdbab</text:p>
      <text:p text:style-name="P29">Author: Surendrapatil &lt;surendrapatil4690@gmail.com&gt;</text:p>
      <text:p text:style-name="P29">Date: <text:s text:c="2"/>Wed Jan 30 16:25:56 2019 +0530</text:p>
      <text:p text:style-name="P29"><text:s text:c="3"/>A really good comm</text:p>
      <text:p text:style-name="P29">commit 8bb633fd70f121b2c0adf0f9cbc18860ecdb7e2d</text:p>
      <text:p text:style-name="P29">Author: Surendrapatil &lt;surendrapatil4690@gmail.com&gt;</text:p>
      <text:p text:style-name="P29">Date: <text:s text:c="2"/>Wed Jan 30 16:21:46 2019 +0530</text:p>
      <text:p text:style-name="P30">How to remove file from repository after commited it to repository</text:p>
      <text:p text:style-name="P30">$ nano debug.log</text:p>
      <text:p text:style-name="P31"><text:soft-page-break/>$ ls</text:p>
      <text:p text:style-name="P31">debug.log <text:s/>demotest.txt <text:s/>READ.md <text:s/>README.md</text:p>
      <text:p text:style-name="P31">$ git rm debug.log </text:p>
      <text:p text:style-name="P31">rm 'debug.log'</text:p>
      <text:p text:style-name="P31">$ git status</text:p>
      <text:p text:style-name="P31">On branch master</text:p>
      <text:p text:style-name="P31">Changes to be committed:</text:p>
      <text:p text:style-name="P31"><text:s text:c="2"/>(use "git reset HEAD &lt;file&gt;..." to unstage)</text:p>
      <text:p text:style-name="P31">deleted: <text:s text:c="3"/>debug.log</text:p>
      <text:p text:style-name="P31">$ git commit -m "removing debug.log &amp; commit changes for permanent"</text:p>
      <text:p text:style-name="P31">[master 39dc2c5] removing debug.log &amp; commit changes for permanent</text:p>
      <text:p text:style-name="P31"><text:s/>1 file changed, 4 deletions(-)</text:p>
      <text:p text:style-name="P31"><text:s/>delete mode 100644 debug.log</text:p>
      <text:p text:style-name="P34">Moving file from one place to another in repository</text:p>
      <text:p text:style-name="P32">$ <text:span text:style-name="T8"><text:s/>ls</text:span></text:p>
      <text:p text:style-name="P33">demotest.txt <text:s/>READ.md <text:s/>README.md</text:p>
      <text:p text:style-name="P33">$ mkdir testdemo</text:p>
      <text:p text:style-name="P33">$ ls</text:p>
      <text:p text:style-name="P33">READ.md <text:s/>README.md <text:s/>testdemo</text:p>
      <text:p text:style-name="P34">$ git status</text:p>
      <text:p text:style-name="P34">On branch master</text:p>
      <text:p text:style-name="P34">Changes to be committed:</text:p>
      <text:p text:style-name="P34"><text:s text:c="2"/>(use "git reset HEAD &lt;file&gt;..." to unstage)</text:p>
      <text:p text:style-name="P34"><text:tab/>renamed: <text:s text:c="3"/>demotest.txt -&gt; testdemo/demotest.txt</text:p>
      <text:p text:style-name="P34">$ git commit -m "demotest.txt moved to folder testdemo"</text:p>
      <text:p text:style-name="P34">[master 659f8d5] demotest.txt moved to folder testdemo</text:p>
      <text:p text:style-name="P34"><text:s/>1 file changed, 0 insertions(+), 0 deletions(-)</text:p>
      <text:p text:style-name="P34"><text:s/>rename demotest.txt =&gt; testdemo/demotest.txt (100%)</text:p>
      <text:p text:style-name="P34">$ git status</text:p>
      <text:p text:style-name="P34">On branch master</text:p>
      <text:p text:style-name="P34">nothing to commit, working directory clean</text:p>
      <text:p text:style-name="P35"><text:soft-page-break/>$ ls -a</text:p>
      <text:p text:style-name="P35">. <text:s/>.. <text:s/>application.log <text:s/>Demo-master <text:s/>.git <text:s/>.gitignore</text:p>
      <text:p text:style-name="P35">$ git add .gitignore </text:p>
      <text:p text:style-name="P35">$ git status</text:p>
      <text:p text:style-name="P35">On branch master Initial commit</text:p>
      <text:p text:style-name="P35">Changes to be committed:</text:p>
      <text:p text:style-name="P35"><text:s text:c="2"/>(use "git rm --cached &lt;file&gt;..." to unstage)</text:p>
      <text:p text:style-name="P35"><text:tab/>new file: <text:s text:c="2"/>.gitignore</text:p>
      <text:p text:style-name="P35">Untracked files:</text:p>
      <text:p text:style-name="P35">$ git commit -m "adding .ignore file for ignoring log files"</text:p>
      <text:p text:style-name="P35">[master (root-commit) 4ec364a] adding .ignore file for ignoring log files</text:p>
      <text:p text:style-name="P35"><text:s/>4 files changed, 42 insertions(+)</text:p>
      <text:p text:style-name="P35"><text:s/>create mode 100644 .gitignore</text:p>
      <text:p text:style-name="P36">Generating an SSH Key</text:p>
      <text:p text:style-name="P15">ssh-keygen -t rsa -C "your.name@your-company.com"</text:p>
      <text:p text:style-name="Text_20_body">Above command uses <text:span text:style-name="Strong_20_Emphasis">ssh</text:span> to connect to GitHub over the SSH protocol.</text:p>
      <text:p text:style-name="P36">$ cd .ssh/</text:p>
      <text:p text:style-name="P36">$ ls</text:p>
      <text:p text:style-name="P36">id_rsa <text:s/>id_rsa.pub <text:s/>known_hosts</text:p>
      <text:p text:style-name="P36">$ gedit id_rsa.pub </text:p>
      <text:p text:style-name="P36">$ ssh -T git@github.com</text:p>
      <text:p text:style-name="P36">The authenticity of host 'github.com (192.30.253.112)' can't be established.</text:p>
      <text:p text:style-name="P36">RSA key fingerprint is SHA256:nThbg6kXUpJWGl7E1IGOCspRomTxdCARLviKw6E5SY8.</text:p>
      <text:p text:style-name="P36">Are you sure you want to continue connecting (yes/no)? yes</text:p>
      <text:p text:style-name="P36">Warning: Permanently added 'github.com,192.30.253.112' (RSA) to the list of known hosts.</text:p>
      <text:p text:style-name="P36">Hi Surendrapatil! You've successfully authenticated, but GitHub does not provide shell access</text:p>
      <text:p text:style-name="P36"/>
      <text:p text:style-name="P31"/>
      <text:h text:style-name="P41" text:outline-level="4">Git Remote Commands</text:h>
      <text:p text:style-name="Text_20_body"> </text:p>
      <text:h text:style-name="Heading_20_5" text:outline-level="5"><text:soft-page-break/>Lecture Command Listing</text:h>
      <text:p text:style-name="Preformatted_20_Text">git status</text:p>
      <text:p text:style-name="Preformatted_20_Text">git remote add origin git@github.com:scm-ninja/git-demo.git</text:p>
      <text:p text:style-name="Preformatted_20_Text">git remote -v</text:p>
      <text:p text:style-name="Preformatted_20_Text">git push -u origin master</text:p>
      <text:p text:style-name="Preformatted_20_Text">git push origin master</text:p>
      <text:p text:style-name="Preformatted_20_Text">ls</text:p>
      <text:p text:style-name="Preformatted_20_Text">cd web/</text:p>
      <text:p text:style-name="Preformatted_20_Text">mate index.html</text:p>
      <text:p text:style-name="Preformatted_20_Text">clear</text:p>
      <text:p text:style-name="Preformatted_20_Text">git commit -am "Updating index page for GH"</text:p>
      <text:p text:style-name="Preformatted_20_Text">git status</text:p>
      <text:p text:style-name="Preformatted_20_Text">git pull origin master</text:p>
      <text:p text:style-name="P15">git push origin master</text:p>
      <text:p text:style-name="Text_20_body"> </text:p>
      <text:h text:style-name="Heading_20_5" text:outline-level="5">Command Reference</text:h>
      <text:p text:style-name="Text_20_body">Creating a remote repository reference</text:p>
      <text:p text:style-name="P15">git remote add remote-name remote-repository-location</text:p>
      <text:p text:style-name="Text_20_body">Using <text:span text:style-name="Strong_20_Emphasis">git remote add</text:span> command allows us to associate a remote repository. Normally, you want to paste in the full URL for the remote repository given to you by your Git host (GitHub). By convention, the first or primary remote repository is named <text:span text:style-name="Emphasis">origin</text:span>.</text:p>
      <text:p text:style-name="Text_20_body">List Git's Remotes</text:p>
      <text:p text:style-name="P15">git remote -v</text:p>
      <text:p text:style-name="Text_20_body">The <text:span text:style-name="Strong_20_Emphasis">git remote</text:span> command lists the names of all the remote repositories and the -v parameter (verbose) will display the full URL of the remote repository for each remote name listed</text:p>
      <text:p text:style-name="Text_20_body">Send Changes to Remote</text:p>
      <text:p text:style-name="Preformatted_20_Text">git push -u remote-name branch-name</text:p>
      <text:p text:style-name="P15">git push remote-name branch-name</text:p>
      <text:p text:style-name="Text_20_body">The <text:span text:style-name="Strong_20_Emphasis">git push</text:span> sends all your local changes (commits) on branch <text:span text:style-name="Emphasis">branch-name</text:span> to the remote named <text:span text:style-name="Emphasis">remote-name</text:span>. The <text:span text:style-name="Strong_20_Emphasis">-u</text:span> parameter is needed the first time you push a branch to the remote.</text:p>
      <text:p text:style-name="Text_20_body">Receive Changes from Remote</text:p>
      <text:p text:style-name="P15">git pull remote-name branch-name</text:p>
      <text:p text:style-name="Text_20_body">The <text:span text:style-name="Strong_20_Emphasis">git pull</text:span> receives all your remote changes (commits) from the remote named <text:span text:style-name="Emphasis">remote-name</text:span> and on branch <text:span text:style-name="Emphasis">branch-name</text:span>.</text:p>
      <text:p text:style-name="P29"/>
      <text:p text:style-name="P14"/>
      <text:p text:style-name="Text_20_body"/>
      <text:p text:style-name="P15"/>
      <text:p text:style-name="Text_20_body"/>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4:21:17.095220233</meta:creation-date>
    <dc:date>2019-01-31T17:31:23.480225314</dc:date>
    <meta:editing-duration>PT2H6M28S</meta:editing-duration>
    <meta:editing-cycles>6</meta:editing-cycles>
    <meta:generator>LibreOffice/5.1.6.2$Linux_X86_64 LibreOffice_project/10m0$Build-2</meta:generator>
    <meta:print-date>2019-01-31T15:42:44.314473447</meta:print-date>
    <meta:document-statistic meta:table-count="0" meta:image-count="0" meta:object-count="0" meta:page-count="7" meta:paragraph-count="170" meta:word-count="1027" meta:character-count="6677" meta:non-whitespace-character-count="5739"/>
  </office:meta>
</office:document-meta>
</file>